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erif" svg:font-family="FreeSerif" style:font-family-generic="roman" style:font-pitch="variable"/>
  </office:font-face-decls>
  <office:automatic-styles>
    <style:style style:name="TableColumn2" style:family="table-column">
      <style:table-column-properties style:column-width="7.7638in" style:use-optimal-column-width="false"/>
    </style:style>
    <style:style style:name="Table1" style:family="table" style:master-page-name="MP0">
      <style:table-properties style:width="7.7638in" style:rel-width="100%" fo:margin-left="0in" table:align="left"/>
    </style:style>
    <style:style style:name="TableRow3" style:family="table-row">
      <style:table-row-properties style:min-row-height="0.509in" style:use-optimal-row-height="false"/>
    </style:style>
    <style:style style:name="TableCell4" style:family="table-cell">
      <style:table-cell-properties fo:border="none" style:writing-mode="lr-tb" fo:padding-top="0in" fo:padding-left="0in" fo:padding-bottom="0in" fo:padding-right="0in"/>
    </style:style>
    <style:style style:name="P5" style:parent-style-name="Introduction" style:family="paragraph">
      <style:paragraph-properties fo:widows="0" fo:orphans="0" fo:break-before="page"/>
    </style:style>
    <style:style style:name="T6" style:parent-style-name="DefaultParagraphFont" style:family="text">
      <style:text-properties style:font-name="FreeSerif" fo:font-weight="bold" style:font-weight-asian="bold" style:font-weight-complex="bold" fo:color="#4A66AC" fo:font-size="13pt" style:font-size-asian="13pt" style:font-size-complex="13pt"/>
    </style:style>
    <style:style style:name="T7" style:parent-style-name="DefaultParagraphFont" style:family="text">
      <style:text-properties style:font-name="FreeSerif" fo:font-weight="bold" style:font-weight-asian="bold" style:font-weight-complex="bold" fo:color="#4A66AC" fo:font-size="13pt" style:font-size-asian="13pt" style:font-size-complex="13pt"/>
    </style:style>
    <style:style style:name="T8" style:parent-style-name="DefaultParagraphFont" style:family="text">
      <style:text-properties style:font-name="FreeSerif" fo:font-weight="bold" style:font-weight-asian="bold" style:font-weight-complex="bold" fo:color="#4A66AC" fo:font-size="13pt" style:font-size-asian="13pt" style:font-size-complex="13pt"/>
    </style:style>
    <style:style style:name="T9" style:parent-style-name="DefaultParagraphFont" style:family="text">
      <style:text-properties style:font-name="FreeSerif" fo:font-weight="bold" style:font-weight-asian="bold" style:font-weight-complex="bold" fo:color="#4A66AC" fo:font-size="13pt" style:font-size-asian="13pt" style:font-size-complex="13pt"/>
    </style:style>
    <style:style style:name="T10" style:parent-style-name="DefaultParagraphFont" style:family="text">
      <style:text-properties style:font-name="FreeSerif" fo:font-weight="bold" style:font-weight-asian="bold" style:font-weight-complex="bold" fo:color="#4A66AC" fo:font-size="13pt" style:font-size-asian="13pt" style:font-size-complex="13pt"/>
    </style:style>
    <style:style style:name="T11" style:parent-style-name="DefaultParagraphFont" style:family="text">
      <style:text-properties style:font-name="FreeSerif" fo:font-weight="bold" style:font-weight-asian="bold" style:font-weight-complex="bold" fo:color="#4A66AC" fo:font-size="13pt" style:font-size-asian="13pt" style:font-size-complex="13pt"/>
    </style:style>
    <style:style style:name="T12" style:parent-style-name="DefaultParagraphFont" style:family="text">
      <style:text-properties style:font-name="FreeSerif" fo:font-style="normal" style:font-style-asian="normal" fo:color="#404040" fo:font-size="11pt" style:font-size-asian="11pt" style:font-size-complex="11pt"/>
    </style:style>
    <style:style style:name="T13" style:parent-style-name="DefaultParagraphFont" style:family="text">
      <style:text-properties style:font-name="FreeSerif" fo:font-style="normal" style:font-style-asian="normal" fo:color="#404040" fo:font-size="11pt" style:font-size-asian="11pt" style:font-size-complex="11pt"/>
    </style:style>
    <style:style style:name="T14" style:parent-style-name="DefaultParagraphFont" style:family="text">
      <style:text-properties style:font-name="FreeSerif" fo:font-style="normal" style:font-style-asian="normal" fo:color="#404040" fo:font-size="11pt" style:font-size-asian="11pt" style:font-size-complex="11pt"/>
    </style:style>
    <style:style style:name="T15" style:parent-style-name="DefaultParagraphFont" style:family="text">
      <style:text-properties style:font-name="FreeSerif" fo:font-style="normal" style:font-style-asian="normal" fo:color="#404040" fo:font-size="11pt" style:font-size-asian="11pt" style:font-size-complex="11pt"/>
    </style:style>
    <style:style style:name="P16" style:parent-style-name="JobDescription" style:family="paragraph">
      <style:paragraph-properties fo:widows="0" fo:orphans="0"/>
      <style:text-properties style:font-name="FreeSerif" fo:color="#404040"/>
    </style:style>
    <style:style style:name="P17" style:parent-style-name="JobDescription" style:family="paragraph">
      <style:paragraph-properties fo:widows="0" fo:orphans="0"/>
      <style:text-properties style:font-name="FreeSerif" fo:color="#404040"/>
    </style:style>
    <style:style style:name="P18" style:parent-style-name="JobDescription" style:family="paragraph">
      <style:paragraph-properties fo:widows="0" fo:orphans="0"/>
      <style:text-properties style:font-name="FreeSerif" fo:color="#404040"/>
    </style:style>
    <style:style style:name="P19" style:parent-style-name="JobDescription" style:family="paragraph">
      <style:paragraph-properties fo:widows="0" fo:orphans="0"/>
      <style:text-properties style:font-name="FreeSerif" fo:color="#404040"/>
    </style:style>
    <style:style style:name="P20" style:parent-style-name="JobDescription" style:family="paragraph">
      <style:paragraph-properties fo:widows="0" fo:orphans="0"/>
      <style:text-properties style:font-name="FreeSerif" fo:color="#404040"/>
    </style:style>
    <style:style style:name="P21" style:parent-style-name="JobDescription" style:family="paragraph">
      <style:paragraph-properties fo:widows="0" fo:orphans="0"/>
      <style:text-properties style:font-name="FreeSerif" fo:color="#404040"/>
    </style:style>
    <style:style style:name="P22" style:parent-style-name="JobDescription" style:family="paragraph">
      <style:paragraph-properties fo:widows="0" fo:orphans="0"/>
      <style:text-properties style:font-name="FreeSerif" fo:color="#404040"/>
    </style:style>
    <style:style style:name="P23" style:parent-style-name="JobDescription" style:family="paragraph">
      <style:paragraph-properties fo:widows="0" fo:orphans="0"/>
      <style:text-properties style:font-name="FreeSerif" fo:color="#404040"/>
    </style:style>
    <style:style style:name="P24" style:parent-style-name="JobDescription" style:family="paragraph">
      <style:paragraph-properties fo:widows="0" fo:orphans="0"/>
      <style:text-properties style:font-name="FreeSerif" fo:color="#404040"/>
    </style:style>
    <style:style style:name="P25" style:parent-style-name="JobDescription" style:family="paragraph">
      <style:paragraph-properties fo:widows="0" fo:orphans="0"/>
      <style:text-properties style:font-name="FreeSerif" fo:color="#404040"/>
    </style:style>
    <style:style style:name="P26" style:parent-style-name="Introduction" style:family="paragraph">
      <style:paragraph-properties fo:widows="0" fo:orphans="0"/>
      <style:text-properties style:font-name="FreeSerif" fo:font-weight="bold" style:font-weight-asian="bold" style:font-weight-complex="bold" fo:color="#4A66AC" fo:font-size="13pt" style:font-size-asian="13pt" style:font-size-complex="13pt"/>
    </style:style>
    <style:style style:name="P27" style:parent-style-name="Normal" style:family="paragraph">
      <style:text-properties style:font-name="Tw Cen MT" style:font-name-asian="Tw Cen MT" style:font-name-complex="Tw Cen MT" fo:font-style="italic" style:font-style-asian="italic" text:display="none" fo:color="#15282C" fo:font-size="14pt" style:font-size-asian="14pt" style:font-size-complex="9pt"/>
    </style:style>
    <style:style style:name="P28" style:parent-style-name="Normal" style:family="paragraph">
      <style:paragraph-properties fo:break-before="page"/>
    </style:style>
    <style:style style:name="TableColumn30" style:family="table-column">
      <style:table-column-properties style:column-width="0.6666in" style:use-optimal-column-width="false"/>
    </style:style>
    <style:style style:name="TableColumn31" style:family="table-column">
      <style:table-column-properties style:column-width="1.8541in" style:use-optimal-column-width="false"/>
    </style:style>
    <style:style style:name="TableColumn32" style:family="table-column">
      <style:table-column-properties style:column-width="5.2395in" style:use-optimal-column-width="false"/>
    </style:style>
    <style:style style:name="Table29" style:family="table">
      <style:table-properties style:width="7.7604in" fo:margin-left="0in" table:align="left"/>
    </style:style>
    <style:style style:name="TableRow33" style:family="table-row">
      <style:table-row-properties style:row-height="0.2395in" style:use-optimal-row-height="false"/>
    </style:style>
    <style:style style:name="TableCell34" style:family="table-cell">
      <style:table-cell-properties fo:border="none" style:writing-mode="lr-tb" style:vertical-align="middle" fo:padding-top="0in" fo:padding-left="0in" fo:padding-bottom="0in" fo:padding-right="0in"/>
    </style:style>
    <style:style style:name="P35" style:parent-style-name="Contact" style:family="paragraph">
      <style:paragraph-properties fo:widows="0" fo:orphans="0"/>
      <style:text-properties style:font-name="FreeSerif" style:font-name-asian="Calibri" style:font-name-complex="DejaVu Sans" fo:font-style="italic" style:font-style-asian="italic" fo:color="#374C80" style:font-size-complex="11pt" fo:language="en" fo:country="AU"/>
    </style:style>
    <style:style style:name="TableCell36" style:family="table-cell">
      <style:table-cell-properties fo:border="none" style:writing-mode="lr-tb" style:vertical-align="middle" fo:padding-top="0in" fo:padding-left="0in" fo:padding-bottom="0in" fo:padding-right="0in"/>
    </style:style>
    <style:style style:name="P37" style:parent-style-name="Contact" style:family="paragraph">
      <style:paragraph-properties fo:widows="0" fo:orphans="0"/>
      <style:text-properties style:font-name="FreeSerif" style:font-size-complex="11pt"/>
    </style:style>
    <style:style style:name="TableCell38" style:family="table-cell">
      <style:table-cell-properties fo:border="none" style:writing-mode="lr-tb" fo:padding-top="0in" fo:padding-left="0in" fo:padding-bottom="0in" fo:padding-right="0in"/>
    </style:style>
    <style:style style:name="P39" style:parent-style-name="Heading3" style:family="paragraph">
      <style:paragraph-properties fo:widows="0" fo:orphans="0"/>
      <style:text-properties style:font-name="FreeSerif" fo:language="en" fo:country="AU"/>
    </style:style>
    <style:style style:name="TableRow40" style:family="table-row">
      <style:table-row-properties style:min-row-height="0.2319in" style:use-optimal-row-height="false"/>
    </style:style>
    <style:style style:name="TableCell41" style:family="table-cell">
      <style:table-cell-properties fo:border="none" style:writing-mode="lr-tb" style:vertical-align="middle" fo:padding-top="0in" fo:padding-left="0in" fo:padding-bottom="0in" fo:padding-right="0in"/>
    </style:style>
    <style:style style:name="P42" style:parent-style-name="Contact" style:family="paragraph">
      <style:paragraph-properties fo:widows="0" fo:orphans="0"/>
      <style:text-properties style:font-name="FreeSerif" style:font-name-asian="Calibri" style:font-name-complex="DejaVu Sans" fo:font-style="italic" style:font-style-asian="italic" fo:color="#374C80" style:font-size-complex="11pt" fo:language="en" fo:country="AU"/>
    </style:style>
    <style:style style:name="TableCell43" style:family="table-cell">
      <style:table-cell-properties fo:border="none" style:writing-mode="lr-tb" style:vertical-align="middle" fo:padding-top="0in" fo:padding-left="0in" fo:padding-bottom="0in" fo:padding-right="0in"/>
    </style:style>
    <style:style style:name="P44" style:parent-style-name="Contact" style:family="paragraph">
      <style:paragraph-properties fo:widows="0" fo:orphans="0"/>
      <style:text-properties style:font-name="FreeSerif" style:font-size-complex="11pt"/>
    </style:style>
    <style:style style:name="TableRow45" style:family="table-row">
      <style:table-row-properties style:min-row-height="0.0604in" style:use-optimal-row-height="false"/>
    </style:style>
    <style:style style:name="TableCell46" style:family="table-cell">
      <style:table-cell-properties fo:border="none" style:writing-mode="lr-tb" style:vertical-align="middle" fo:padding-top="0in" fo:padding-left="0in" fo:padding-bottom="0in" fo:padding-right="0in"/>
    </style:style>
    <style:style style:name="P47" style:parent-style-name="Contact" style:family="paragraph">
      <style:paragraph-properties fo:widows="0" fo:orphans="0"/>
      <style:text-properties style:font-name="FreeSerif" style:font-name-asian="Calibri" style:font-name-complex="DejaVu Sans" fo:font-style="italic" style:font-style-asian="italic" fo:color="#374C80" style:font-size-complex="11pt" fo:language="en" fo:country="AU"/>
    </style:style>
    <style:style style:name="TableCell48" style:family="table-cell">
      <style:table-cell-properties fo:border="none" style:writing-mode="lr-tb" style:vertical-align="middle" fo:padding-top="0in" fo:padding-left="0in" fo:padding-bottom="0in" fo:padding-right="0in"/>
    </style:style>
    <style:style style:name="P49" style:parent-style-name="Contact" style:family="paragraph">
      <style:paragraph-properties fo:widows="0" fo:orphans="0"/>
      <style:text-properties style:font-name="FreeSerif" style:font-size-complex="11pt"/>
    </style:style>
    <style:style style:name="TableRow50" style:family="table-row">
      <style:table-row-properties style:min-row-height="0.2527in" style:use-optimal-row-height="false"/>
    </style:style>
    <style:style style:name="TableCell51" style:family="table-cell">
      <style:table-cell-properties fo:border="none" style:writing-mode="lr-tb" fo:padding-top="0in" fo:padding-left="0in" fo:padding-bottom="0in" fo:padding-right="0in"/>
    </style:style>
    <style:style style:name="P52" style:parent-style-name="Heading1" style:family="paragraph">
      <style:paragraph-properties fo:widows="0" fo:orphans="0" fo:margin-bottom="0.1388in"/>
      <style:text-properties style:font-name="FreeSerif" fo:font-size="19pt" style:font-size-asian="19pt" style:font-size-complex="19pt"/>
    </style:style>
    <style:style style:name="P53" style:parent-style-name="Standard" style:family="paragraph">
      <style:paragraph-properties fo:widows="0" fo:orphans="0"/>
    </style:style>
    <style:style style:name="T54" style:parent-style-name="DefaultParagraphFont" style:family="text">
      <style:text-properties style:font-name="FreeSerif" fo:color="#5AA2AE" style:font-size-complex="11pt"/>
    </style:style>
    <style:style style:name="T55" style:parent-style-name="DefaultParagraphFont" style:family="text">
      <style:text-properties style:font-name="FreeSerif" fo:color="#5AA2AE" style:font-size-complex="11pt"/>
    </style:style>
    <style:style style:name="T56" style:parent-style-name="DefaultParagraphFont" style:family="text">
      <style:text-properties style:font-name="FreeSerif" fo:color="#5AA2AE" style:font-size-complex="11pt"/>
    </style:style>
    <style:style style:name="T57" style:parent-style-name="DefaultParagraphFont" style:family="text">
      <style:text-properties style:font-name="FreeSerif" fo:color="#5AA2AE" style:font-size-complex="11pt"/>
    </style:style>
    <style:style style:name="T58" style:parent-style-name="DefaultParagraphFont" style:family="text">
      <style:text-properties style:font-name="FreeSerif" fo:color="#5AA2AE" style:font-size-complex="11pt"/>
    </style:style>
    <style:style style:name="T59" style:parent-style-name="DefaultParagraphFont" style:family="text">
      <style:text-properties style:font-name="FreeSerif" fo:color="#5AA2AE" style:font-size-complex="11pt"/>
    </style:style>
    <style:style style:name="T60" style:parent-style-name="DefaultParagraphFont" style:family="text">
      <style:text-properties style:font-name="FreeSerif" fo:color="#5AA2AE" style:font-size-complex="11pt"/>
    </style:style>
    <style:style style:name="T61" style:parent-style-name="DefaultParagraphFont" style:family="text">
      <style:text-properties style:font-name="FreeSerif" fo:color="#5AA2AE" style:font-size-complex="11pt"/>
    </style:style>
    <style:style style:name="T62" style:parent-style-name="DefaultParagraphFont" style:family="text">
      <style:text-properties style:font-name="FreeSerif" fo:color="#5AA2AE" style:font-size-complex="11pt"/>
    </style:style>
    <style:style style:name="T63" style:parent-style-name="DefaultParagraphFont" style:family="text">
      <style:text-properties style:font-name="FreeSerif" fo:color="#5AA2AE" style:font-size-complex="11pt"/>
    </style:style>
    <style:style style:name="T64" style:parent-style-name="DefaultParagraphFont" style:family="text">
      <style:text-properties style:font-name="FreeSerif" fo:color="#5AA2AE" style:font-size-complex="11pt"/>
    </style:style>
    <style:style style:name="T65" style:parent-style-name="DefaultParagraphFont" style:family="text">
      <style:text-properties style:font-name="FreeSerif" fo:color="#5AA2AE" style:font-size-complex="11pt"/>
    </style:style>
    <style:style style:name="T66" style:parent-style-name="DefaultParagraphFont" style:family="text">
      <style:text-properties style:font-name="FreeSerif" fo:color="#5AA2AE" style:font-size-complex="11pt"/>
    </style:style>
    <style:style style:name="T67" style:parent-style-name="DefaultParagraphFont" style:family="text">
      <style:text-properties style:font-name="FreeSerif" fo:color="#5AA2AE" style:font-size-complex="11pt"/>
    </style:style>
    <style:style style:name="T68" style:parent-style-name="DefaultParagraphFont" style:family="text">
      <style:text-properties style:font-name="FreeSerif" fo:color="#5AA2AE" style:font-size-complex="11pt"/>
    </style:style>
    <style:style style:name="T69" style:parent-style-name="DefaultParagraphFont" style:family="text">
      <style:text-properties style:font-name="FreeSerif" fo:color="#5AA2AE" style:font-size-complex="11pt"/>
    </style:style>
    <style:style style:name="T70" style:parent-style-name="DefaultParagraphFont" style:family="text">
      <style:text-properties style:font-name="FreeSerif" fo:color="#5AA2AE" style:font-size-complex="11pt"/>
    </style:style>
    <style:style style:name="T71" style:parent-style-name="DefaultParagraphFont" style:family="text">
      <style:text-properties style:font-name="FreeSerif" fo:color="#5AA2AE" style:font-size-complex="11pt"/>
    </style:style>
    <style:style style:name="T72" style:parent-style-name="DefaultParagraphFont" style:family="text">
      <style:text-properties style:font-name="FreeSerif" fo:color="#5AA2AE" style:font-size-complex="11pt"/>
    </style:style>
    <style:style style:name="P73" style:parent-style-name="Standard" style:family="paragraph">
      <style:paragraph-properties fo:widows="0" fo:orphans="0"/>
      <style:text-properties style:font-name="FreeSerif" fo:color="#5AA2AE" style:font-size-complex="11pt"/>
    </style:style>
    <style:style style:name="P74" style:parent-style-name="Standard" style:family="paragraph">
      <style:paragraph-properties fo:widows="0" fo:orphans="0"/>
      <style:text-properties style:font-name="FreeSerif" fo:text-transform="uppercase" fo:color="#4A66AC" fo:letter-spacing="0.0277in" fo:font-size="19pt" style:font-size-asian="19pt" style:font-size-complex="19pt"/>
    </style:style>
    <style:style style:name="P75" style:parent-style-name="Heading3" style:family="paragraph">
      <style:paragraph-properties fo:widows="0" fo:orphans="0"/>
      <style:text-properties style:font-name="FreeSerif" fo:font-size="11pt" style:font-size-asian="11pt" style:font-size-complex="11pt"/>
    </style:style>
    <style:style style:name="P76" style:parent-style-name="Standard" style:family="paragraph">
      <style:paragraph-properties fo:widows="0" fo:orphans="0"/>
    </style:style>
    <style:style style:name="T77" style:parent-style-name="DefaultParagraphFont" style:family="text">
      <style:text-properties style:font-name="FreeSerif" fo:font-style="italic" style:font-style-asian="italic" fo:color="#374C80" style:font-size-complex="11pt"/>
    </style:style>
    <style:style style:name="T78" style:parent-style-name="DefaultParagraphFont" style:family="text">
      <style:text-properties style:font-name="FreeSerif" style:font-size-complex="11pt"/>
    </style:style>
    <style:style style:name="T79" style:parent-style-name="DefaultParagraphFont" style:family="text">
      <style:text-properties style:font-name="FreeSerif" style:font-size-complex="11pt"/>
    </style:style>
    <style:style style:name="P80" style:parent-style-name="Standard" style:family="paragraph">
      <style:paragraph-properties fo:widows="0" fo:orphans="0"/>
      <style:text-properties style:font-name="FreeSerif" style:font-size-complex="11pt"/>
    </style:style>
    <style:style style:name="P81" style:parent-style-name="Standard" style:family="paragraph">
      <style:paragraph-properties fo:widows="0" fo:orphans="0"/>
      <style:text-properties style:font-name="FreeSerif" fo:text-transform="uppercase" fo:color="#4A66AC" fo:letter-spacing="0.0277in" fo:font-size="19pt" style:font-size-asian="19pt" style:font-size-complex="19pt"/>
    </style:style>
    <style:style style:name="T82" style:parent-style-name="DefaultParagraphFont" style:family="text">
      <style:text-properties style:font-name="FreeSerif" fo:font-size="11pt" style:font-size-asian="11pt" style:font-size-complex="11pt"/>
    </style:style>
    <style:style style:name="T83" style:parent-style-name="DefaultParagraphFont" style:family="text">
      <style:text-properties style:font-name="FreeSerif" fo:font-size="11pt" style:font-size-asian="11pt" style:font-size-complex="11pt"/>
    </style:style>
    <style:style style:name="T84" style:parent-style-name="DefaultParagraphFont" style:family="text">
      <style:text-properties style:font-name="FreeSerif" fo:font-style="italic" style:font-style-asian="italic" fo:color="#374C80" fo:font-size="11pt" style:font-size-asian="11pt" style:font-size-complex="11pt"/>
    </style:style>
    <style:style style:name="T85" style:parent-style-name="DefaultParagraphFont" style:family="text">
      <style:text-properties style:font-name="FreeSerif" fo:font-style="italic" style:font-style-asian="italic" fo:color="#374C80" fo:font-size="11pt" style:font-size-asian="11pt" style:font-size-complex="11pt"/>
    </style:style>
    <style:style style:name="T86" style:parent-style-name="DefaultParagraphFont" style:family="text">
      <style:text-properties style:font-name="FreeSerif" fo:font-size="11pt" style:font-size-asian="11pt" style:font-size-complex="11pt"/>
    </style:style>
    <style:style style:name="T87"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88" style:parent-style-name="DefaultParagraphFont" style:family="text">
      <style:text-properties style:font-name="FreeSerif" fo:color="#262626" fo:font-size="11pt" style:font-size-asian="11pt" style:font-size-complex="11pt"/>
    </style:style>
    <style:style style:name="T89" style:parent-style-name="DefaultParagraphFont" style:family="text">
      <style:text-properties style:font-name="FreeSerif" fo:color="#262626" fo:font-size="11pt" style:font-size-asian="11pt" style:font-size-complex="11pt"/>
    </style:style>
    <style:style style:name="T90" style:parent-style-name="DefaultParagraphFont" style:family="text">
      <style:text-properties style:font-name="FreeSerif" fo:font-size="11pt" style:font-size-asian="11pt" style:font-size-complex="11pt"/>
    </style:style>
    <style:style style:name="T91" style:parent-style-name="DefaultParagraphFont" style:family="text">
      <style:text-properties style:font-name="FreeSerif" fo:color="#262626" fo:font-size="11pt" style:font-size-asian="11pt" style:font-size-complex="11pt"/>
    </style:style>
    <style:style style:name="T92" style:parent-style-name="DefaultParagraphFont" style:family="text">
      <style:text-properties style:font-name="FreeSerif" fo:font-style="italic" style:font-style-asian="italic" fo:color="#374C80" fo:font-size="11pt" style:font-size-asian="11pt" style:font-size-complex="11pt"/>
    </style:style>
    <style:style style:name="T93" style:parent-style-name="DefaultParagraphFont" style:family="text">
      <style:text-properties style:font-name="FreeSerif" fo:color="#262626" fo:font-size="11pt" style:font-size-asian="11pt" style:font-size-complex="11pt"/>
    </style:style>
    <style:style style:name="T94"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95"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96" style:parent-style-name="DefaultParagraphFont" style:family="text">
      <style:text-properties style:font-name="FreeSerif" fo:color="#262626" fo:font-size="11pt" style:font-size-asian="11pt" style:font-size-complex="11pt"/>
    </style:style>
    <style:style style:name="T97" style:parent-style-name="DefaultParagraphFont" style:family="text">
      <style:text-properties style:font-name="FreeSerif" fo:color="#262626" fo:font-size="11pt" style:font-size-asian="11pt" style:font-size-complex="11pt"/>
    </style:style>
    <style:style style:name="T98" style:parent-style-name="DefaultParagraphFont" style:family="text">
      <style:text-properties style:font-name="FreeSerif" fo:font-size="11pt" style:font-size-asian="11pt" style:font-size-complex="11pt"/>
    </style:style>
    <style:style style:name="T99" style:parent-style-name="DefaultParagraphFont" style:family="text">
      <style:text-properties style:font-name="FreeSerif" fo:color="#262626" fo:font-size="11pt" style:font-size-asian="11pt" style:font-size-complex="11pt"/>
    </style:style>
    <style:style style:name="T100" style:parent-style-name="DefaultParagraphFont" style:family="text">
      <style:text-properties style:font-name="FreeSerif" fo:font-style="italic" style:font-style-asian="italic" fo:color="#374C80" fo:font-size="11pt" style:font-size-asian="11pt" style:font-size-complex="11pt"/>
    </style:style>
    <style:style style:name="T101" style:parent-style-name="DefaultParagraphFont" style:family="text">
      <style:text-properties style:font-name="FreeSerif" fo:font-style="italic" style:font-style-asian="italic" fo:color="#374C80" fo:font-size="11pt" style:font-size-asian="11pt" style:font-size-complex="11pt"/>
    </style:style>
    <style:style style:name="T102" style:parent-style-name="DefaultParagraphFont" style:family="text">
      <style:text-properties style:font-name="FreeSerif" fo:color="#262626" fo:font-size="11pt" style:font-size-asian="11pt" style:font-size-complex="11pt"/>
    </style:style>
    <style:style style:name="T103"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04"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05"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06" style:parent-style-name="DefaultParagraphFont" style:family="text">
      <style:text-properties style:font-name="FreeSerif" fo:font-size="11pt" style:font-size-asian="11pt" style:font-size-complex="11pt"/>
    </style:style>
    <style:style style:name="T107"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08" style:parent-style-name="DefaultParagraphFont" style:family="text">
      <style:text-properties style:font-name="FreeSerif" fo:font-style="italic" style:font-style-asian="italic" fo:color="#374C80" fo:font-size="11pt" style:font-size-asian="11pt" style:font-size-complex="11pt"/>
    </style:style>
    <style:style style:name="T109"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10"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11"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12"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13" style:parent-style-name="DefaultParagraphFont" style:family="text">
      <style:text-properties style:font-name="FreeSerif" fo:font-size="11pt" style:font-size-asian="11pt" style:font-size-complex="11pt"/>
    </style:style>
    <style:style style:name="T114" style:parent-style-name="DefaultParagraphFont" style:family="text">
      <style:text-properties style:font-name="FreeSerif" fo:font-size="11pt" style:font-size-asian="11pt" style:font-size-complex="11pt"/>
    </style:style>
    <style:style style:name="T115"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16" style:parent-style-name="DefaultParagraphFont" style:family="text">
      <style:text-properties style:font-name="FreeSerif" fo:font-style="italic" style:font-style-asian="italic" fo:color="#374C80" fo:font-size="11pt" style:font-size-asian="11pt" style:font-size-complex="11pt"/>
    </style:style>
    <style:style style:name="T117"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118" style:parent-style-name="DefaultParagraphFont" style:family="text">
      <style:text-properties style:font-name="FreeSerif" fo:color="#9454C3" fo:font-size="11pt" style:font-size-asian="11pt" style:font-size-complex="11pt" style:text-underline-type="single" style:text-underline-style="solid" style:text-underline-width="auto" style:text-underline-mode="continuous"/>
    </style:style>
    <style:style style:name="TableRow119" style:family="table-row">
      <style:table-row-properties style:min-row-height="2.1812in" style:use-optimal-row-height="false"/>
    </style:style>
    <style:style style:name="TableCell120" style:family="table-cell">
      <style:table-cell-properties fo:border="none" style:writing-mode="lr-tb" fo:padding-top="0in" fo:padding-left="0in" fo:padding-bottom="0in" fo:padding-right="0in"/>
    </style:style>
    <style:style style:name="P121" style:parent-style-name="Heading1" style:family="paragraph">
      <style:paragraph-properties fo:widows="0" fo:orphans="0"/>
      <style:text-properties style:font-name="FreeSerif" fo:font-size="19pt" style:font-size-asian="19pt" style:font-size-complex="19pt"/>
    </style:style>
    <style:style style:name="P122" style:parent-style-name="Heading3" style:family="paragraph">
      <style:paragraph-properties fo:widows="0" fo:orphans="0"/>
      <style:text-properties style:font-name="FreeSerif" style:font-style-complex="italic" style:font-size-complex="13pt"/>
    </style:style>
    <style:style style:name="P123" style:parent-style-name="Heading5" style:family="paragraph">
      <style:paragraph-properties fo:widows="0" fo:orphans="0"/>
      <style:text-properties style:font-name="FreeSerif" style:font-size-complex="11pt"/>
    </style:style>
    <style:style style:name="P124" style:parent-style-name="JobDescription" style:family="paragraph">
      <style:paragraph-properties fo:widows="0" fo:orphans="0" fo:margin-left="0.5in">
        <style:tab-stops/>
      </style:paragraph-properties>
      <style:text-properties style:font-name="FreeSerif" style:font-size-complex="11pt" fo:language="en" fo:country="AU"/>
    </style:style>
    <style:style style:name="P125" style:parent-style-name="Heading5" style:family="paragraph">
      <style:paragraph-properties fo:widows="0" fo:orphans="0"/>
      <style:text-properties style:font-name="FreeSerif" style:font-size-complex="11pt"/>
    </style:style>
    <style:style style:name="P126" style:parent-style-name="Heading5" style:family="paragraph">
      <style:paragraph-properties fo:widows="0" fo:orphans="0"/>
    </style:style>
    <style:style style:name="T127" style:parent-style-name="DefaultParagraphFont" style:family="text">
      <style:text-properties style:font-name="FreeSerif" style:font-size-complex="11pt"/>
    </style:style>
    <style:style style:name="T128" style:parent-style-name="DefaultParagraphFont" style:family="text">
      <style:text-properties style:font-name="FreeSerif" style:font-size-complex="11pt"/>
    </style:style>
    <style:style style:name="T129" style:parent-style-name="DefaultParagraphFont" style:family="text">
      <style:text-properties style:font-name="FreeSerif" style:font-size-complex="11pt"/>
    </style:style>
    <style:style style:name="T130" style:parent-style-name="DefaultParagraphFont" style:family="text">
      <style:text-properties style:font-name="FreeSerif" style:font-size-complex="11pt"/>
    </style:style>
    <style:style style:name="T131" style:parent-style-name="DefaultParagraphFont" style:family="text">
      <style:text-properties style:font-name="FreeSerif" style:font-size-complex="11pt"/>
    </style:style>
    <style:style style:name="T132" style:parent-style-name="DefaultParagraphFont" style:family="text">
      <style:text-properties style:font-name="FreeSerif" style:font-size-complex="11pt"/>
    </style:style>
    <style:style style:name="T133" style:parent-style-name="DefaultParagraphFont" style:family="text">
      <style:text-properties style:font-name="FreeSerif" style:font-size-complex="11pt"/>
    </style:style>
    <style:style style:name="T134" style:parent-style-name="DefaultParagraphFont" style:family="text">
      <style:text-properties style:font-name="FreeSerif" style:font-size-complex="11pt"/>
    </style:style>
    <style:style style:name="P135" style:parent-style-name="Heading5" style:family="paragraph">
      <style:paragraph-properties fo:widows="0" fo:orphans="0" fo:margin-left="0.5in">
        <style:tab-stops/>
      </style:paragraph-properties>
    </style:style>
    <style:style style:name="T136" style:parent-style-name="background-details" style:family="text">
      <style:text-properties style:font-name="FreeSerif" fo:font-style="normal" style:font-style-asian="normal" fo:color="#262626" style:font-size-complex="11pt" fo:language="en" fo:country="AU"/>
    </style:style>
    <style:style style:name="T137" style:parent-style-name="background-details" style:family="text">
      <style:text-properties style:font-name="FreeSerif" fo:font-style="normal" style:font-style-asian="normal" fo:color="#262626" style:font-size-complex="11pt" fo:language="en" fo:country="AU"/>
    </style:style>
    <style:style style:name="T138" style:parent-style-name="background-details" style:family="text">
      <style:text-properties style:font-name="FreeSerif" fo:font-style="normal" style:font-style-asian="normal" fo:color="#262626" style:font-size-complex="11pt" fo:language="en" fo:country="AU"/>
    </style:style>
    <style:style style:name="T139" style:parent-style-name="background-details" style:family="text">
      <style:text-properties style:font-name="FreeSerif" fo:font-style="normal" style:font-style-asian="normal" fo:color="#262626" style:font-size-complex="11pt" fo:language="en" fo:country="AU"/>
    </style:style>
    <style:style style:name="T140" style:parent-style-name="background-details" style:family="text">
      <style:text-properties style:font-name="FreeSerif" fo:font-style="normal" style:font-style-asian="normal" fo:color="#262626" style:font-size-complex="11pt" fo:language="en" fo:country="AU"/>
    </style:style>
    <style:style style:name="T141" style:parent-style-name="background-details" style:family="text">
      <style:text-properties style:font-name="FreeSerif" fo:font-style="normal" style:font-style-asian="normal" fo:color="#262626" style:font-size-complex="11pt" fo:language="en" fo:country="AU"/>
    </style:style>
    <style:style style:name="T142" style:parent-style-name="background-details" style:family="text">
      <style:text-properties style:font-name="FreeSerif" fo:font-style="normal" style:font-style-asian="normal" fo:color="#262626" style:font-size-complex="11pt" fo:language="en" fo:country="AU"/>
    </style:style>
    <style:style style:name="T143" style:parent-style-name="background-details" style:family="text">
      <style:text-properties style:font-name="FreeSerif" fo:font-style="normal" style:font-style-asian="normal" fo:color="#262626" style:font-size-complex="11pt" fo:language="en" fo:country="AU"/>
    </style:style>
    <style:style style:name="T144" style:parent-style-name="background-details" style:family="text">
      <style:text-properties style:font-name="FreeSerif" fo:font-style="normal" style:font-style-asian="normal" fo:color="#262626" style:font-size-complex="11pt" fo:language="en" fo:country="AU"/>
    </style:style>
    <style:style style:name="T145" style:parent-style-name="background-details" style:family="text">
      <style:text-properties style:font-name="FreeSerif" fo:font-style="normal" style:font-style-asian="normal" fo:color="#262626" style:font-size-complex="11pt" fo:language="en" fo:country="AU"/>
    </style:style>
    <style:style style:name="T146" style:parent-style-name="background-details" style:family="text">
      <style:text-properties style:font-name="FreeSerif" fo:font-style="normal" style:font-style-asian="normal" fo:color="#262626" style:font-size-complex="11pt" fo:language="en" fo:country="AU"/>
    </style:style>
    <style:style style:name="T147" style:parent-style-name="background-details" style:family="text">
      <style:text-properties style:font-name="FreeSerif" fo:font-style="normal" style:font-style-asian="normal" fo:color="#262626" style:font-size-complex="11pt" fo:language="en" fo:country="AU"/>
    </style:style>
    <style:style style:name="T148" style:parent-style-name="background-details" style:family="text">
      <style:text-properties style:font-name="FreeSerif" fo:font-style="normal" style:font-style-asian="normal" fo:color="#262626" style:font-size-complex="11pt" fo:language="en" fo:country="AU"/>
    </style:style>
    <style:style style:name="T149" style:parent-style-name="background-details" style:family="text">
      <style:text-properties style:font-name="FreeSerif" fo:font-style="normal" style:font-style-asian="normal" fo:color="#262626" style:font-size-complex="11pt" fo:language="en" fo:country="AU"/>
    </style:style>
    <style:style style:name="T150" style:parent-style-name="background-details" style:family="text">
      <style:text-properties style:font-name="FreeSerif" fo:font-style="normal" style:font-style-asian="normal" fo:color="#262626" style:font-size-complex="11pt" fo:language="en" fo:country="AU"/>
    </style:style>
    <style:style style:name="T151" style:parent-style-name="background-details" style:family="text">
      <style:text-properties style:font-name="FreeSerif" fo:font-style="normal" style:font-style-asian="normal" fo:color="#262626" style:font-size-complex="11pt" fo:language="en" fo:country="AU"/>
    </style:style>
    <style:style style:name="T152" style:parent-style-name="background-details" style:family="text">
      <style:text-properties style:font-name="FreeSerif" fo:font-style="normal" style:font-style-asian="normal" fo:color="#262626" style:font-size-complex="11pt" fo:language="en" fo:country="AU"/>
    </style:style>
    <style:style style:name="T153" style:parent-style-name="background-details" style:family="text">
      <style:text-properties style:font-name="FreeSerif" fo:font-style="normal" style:font-style-asian="normal" fo:color="#262626" style:font-size-complex="11pt" fo:language="en" fo:country="AU"/>
    </style:style>
    <style:style style:name="T154" style:parent-style-name="background-details" style:family="text">
      <style:text-properties style:font-name="FreeSerif" fo:font-style="normal" style:font-style-asian="normal" fo:color="#262626" style:font-size-complex="11pt" fo:language="en" fo:country="AU"/>
    </style:style>
    <style:style style:name="T155" style:parent-style-name="background-details" style:family="text">
      <style:text-properties style:font-name="FreeSerif" fo:font-style="normal" style:font-style-asian="normal" fo:color="#262626" style:font-size-complex="11pt" fo:language="en" fo:country="AU"/>
    </style:style>
    <style:style style:name="T156" style:parent-style-name="background-details" style:family="text">
      <style:text-properties style:font-name="FreeSerif" fo:font-style="normal" style:font-style-asian="normal" fo:color="#262626" style:font-size-complex="11pt" fo:language="en" fo:country="AU"/>
    </style:style>
    <style:style style:name="T157" style:parent-style-name="background-details" style:family="text">
      <style:text-properties style:font-name="FreeSerif" fo:font-style="normal" style:font-style-asian="normal" fo:color="#262626" style:font-size-complex="11pt" fo:language="en" fo:country="AU"/>
    </style:style>
    <style:style style:name="T158" style:parent-style-name="background-details" style:family="text">
      <style:text-properties style:font-name="FreeSerif" fo:font-style="normal" style:font-style-asian="normal" fo:color="#262626" style:font-size-complex="11pt" fo:language="en" fo:country="AU"/>
    </style:style>
    <style:style style:name="T159" style:parent-style-name="background-details" style:family="text">
      <style:text-properties style:font-name="FreeSerif" fo:font-style="normal" style:font-style-asian="normal" fo:color="#262626" style:font-size-complex="11pt" fo:language="en" fo:country="AU"/>
    </style:style>
    <style:style style:name="T160" style:parent-style-name="background-details" style:family="text">
      <style:text-properties style:font-name="FreeSerif" fo:font-style="normal" style:font-style-asian="normal" fo:color="#262626" style:font-size-complex="11pt" fo:language="en" fo:country="AU"/>
    </style:style>
    <style:style style:name="TableRow161" style:family="table-row">
      <style:table-row-properties style:min-row-height="0.8437in" style:use-optimal-row-height="false"/>
    </style:style>
    <style:style style:name="P162" style:parent-style-name="Standard" style:family="paragraph">
      <style:paragraph-properties>
        <style:tab-stops>
          <style:tab-stop style:type="left" style:position="4.3541in"/>
        </style:tab-stops>
      </style:paragraph-properties>
      <style:text-properties style:font-name="FreeSerif" fo:font-size="16pt" style:font-size-asian="16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Hello,</text:span><text:span text:style-name="T7"><text:s/></text:span><text:span text:style-name="T8">Hiring Manager</text:span><text:span text:style-name="T9">,</text:span><text:span text:style-name="T10"><text:line-break/></text:span><text:span text:style-name="T11"><text:line-break/></text:span><text:span text:style-name="T12">I am Adam Pavey, and I live and breathe technology. It is what I am most passionate about. I was just 6 years old when my family purchased our first PC and connected to the internet. I was instantly<text:s/></text:span><text:span text:style-name="T13">obsessed with how much information I had access to, and how much control I had over what happened on the screen. I was browsing websites, joining forums, and finding IRC channels full of others like me; I started to ask questions, and learned from others.<text:s/></text:span><text:span text:style-name="T14">As I reached my teens I got into programming and basic electronics, and as I continued to learn and explore, I became very interested in network engineering, cyber security, and reverse engineering software. To this day, I have not stopped researching and<text:s/></text:span><text:span text:style-name="T15">learning about all kinds of technology we deploy in our society to innovate and improve our lives. I really enjoy discovering how things work, to understand how to improve them, how to automate them, or how to break them!</text:span></text:p>
            <text:p text:style-name="P16">Over the years<text:s/>as<text:s/>I have studied and<text:s/>built my experience within the scope of ICT, my interests have been focused on web infrastructure, particularly web app penetration testing, API testing and web scraping. I also have experience with Linux based systems, setting up and administrating basic networks, both local and VPN, including my own server rack which has a PFsense firewall (configured with VLANs, Snort IDS and DNS rules with pfBlockerNG), Proxmox virtualization server with self-hosted websites and virtual machines (utilizing docker images and postgreSQL databases), and a Truenas backup server utilizing ZFS and Jails. I also have global administrator experience with cloud services using platforms such as Microsoft Azure (ASP, AAD, CosmosDB, Functions, Application Insights) and Amazon Web Services (EC2, S3, Route53, Cloudfront).</text:p>
            <text:p text:style-name="P17"/>
            <text:p text:style-name="P18">I am the owner of a business called Roxxum which is used to build software but also offers technical services for both hardware and software, But I mostly<text:s/>use it to participate on platforms like HackerOne, uTest and GitHub. Most of my time invested into Roxxum has been spent Penetration Testing, focusing mostly on the OWASP Top 10, and recently moving towards building a Security Scanner as a<text:s/>Service platform,<text:s/>using Vuetify for the frontend and running scanner scripts with python. I have particular experience in looking for XSS, SQLi and IDOR vulnerabilities and always try to keep<text:s/>up to date<text:s/>with new CVE’s. My long-term plan is to use Roxxum to contribute tools and solutions to increase Cyber Security and Digital Privacy for as many people as possible. But my short to medium career aspirations are focused on working for companies with great software products where I can continue to develop industry experience and contribute to their success in challenging roles.</text:p>
            <text:p text:style-name="P19"/>
            <text:p text:style-name="P20">As a result, I am also an employee of<text:s/>Euclideon Ltd,<text:s/>at<text:s/>which<text:s/>I am responsible for the reliability of Euclideon’s software and apply a range of tools and techniques to monitor, measure, review and test it regularly. I have built and configured much of their infrastructure as an SRE, and I also wear a secondary hat of System<text:s/>administrator. During my time with Euclideon I’ve<text:s/>built a monitoring system using Azure Monitor and Prometheus, and coded python scripts to extract and analyze data from the availability API.<text:s/>Configured<text:s/>an alerting system including defining appropriate SLO’s to base the alerts from.<text:s/>Documented playbooks for use as incident responses or Operational manuals.<text:s/>Contributed code to the software in the form of Azure functions, created a Service Status webpage, coded unit tests and automated parts of the internal testing framework using Selenium.<text:s/>Built dashboards to display availability metrics and Cyber Security checklists for audits.<text:s/>Written scripts for the use of API performance testing and implemented tools such<text:s/>as OWASP’s Zap scanner to the Azure CI/CD pipeline and automated some of the previously manual build and release steps.<text:s/>Contributed to penetration testing efforts and given reports and advice on potential reliability issues and vulnerabilities, and potential solutions for these issues.<text:s/>Worked closely with the CTO to work towards implementing a Cyber Security strategy using the Essential Eight framework and NIST Cybersecurity Framework.<text:s/>Setup and configured AAD, Atera and Intune to remotely administrate work machines during IT support tickets and general updates and maintenance tasks.</text:p>
            <text:p text:style-name="P21"/>
            <text:p text:style-name="P22">Since July 2019 I have been ramping up how much time I invest in developing my coding skills during my out of work hours, particularly with python.<text:s/>I use it heavily for writing penetration testing scripts and have publicly released a python package to pypi called leetscraper. I have built my personal website with a Flask backend, I have made games using pygame and I write tools utilizing popular libraries like numpy, opencv and tensorflow. I have also been working on increasing my JavaScript skills, and recently have started the journey on learning Rust. You can find almost<text:s/>all<text:s/>my personal code at https://github.com/pavocracy</text:p>
            <text:p text:style-name="P23"/>
            <text:p text:style-name="P24">I would welcome the opportunity to discuss how I could contribute to your company<text:s/>and<text:s/>help<text:s/>you<text:s/>achieve success.</text:p>
            <text:p text:style-name="P25"/>
            <text:p text:style-name="P26">Kind regards,<text:line-break/>Adam Pavey</text:p>
          </table:table-cell>
        </table:table-row>
      </table:table>
      <text:p text:style-name="P27"/>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Email:</text:p>
          </table:table-cell>
          <table:table-cell table:style-name="TableCell36">
            <text:p text:style-name="P37">findme@adampavey.com</text:p>
          </table:table-cell>
          <table:table-cell table:style-name="TableCell38" table:number-rows-spanned="4">
            <text:h text:style-name="P39" text:outline-level="3">Goal orientated and results driven. I’m an analytic problem solver<text:s/>committed to efficiency. I enjoy learning new systems and<text:s/>processes and<text:s/>can adapt across changing environments. I<text:s/>can<text:s/>work autonomously but also thrive within a team.<text:line-break/></text:h>
          </table:table-cell>
        </table:table-row>
        <table:table-row table:style-name="TableRow40">
          <table:table-cell table:style-name="TableCell41">
            <text:p text:style-name="P42">Location:</text:p>
          </table:table-cell>
          <table:table-cell table:style-name="TableCell43">
            <text:p text:style-name="P44">Brisbane, QLD</text:p>
          </table:table-cell>
          <table:covered-table-cell>
            <text:p text:style-name="Normal"/>
          </table:covered-table-cell>
        </table:table-row>
        <table:table-row table:style-name="TableRow45">
          <table:table-cell table:style-name="TableCell46">
            <text:p text:style-name="P47">Website:</text:p>
          </table:table-cell>
          <table:table-cell table:style-name="TableCell48">
            <text:p text:style-name="P49">https://adampavey.com</text:p>
          </table:table-cell>
          <table:covered-table-cell>
            <text:p text:style-name="Normal"/>
          </table:covered-table-cell>
        </table:table-row>
        <table:table-row table:style-name="TableRow50">
          <table:table-cell table:style-name="TableCell51" table:number-columns-spanned="2" table:number-rows-spanned="3">
            <text:h text:style-name="P52" text:outline-level="1"><text:line-break/>Tech Skills</text:h>
            <text:p text:style-name="P53"><text:span text:style-name="T54">HTML | CSS | JavaScript<text:s/></text:span><text:span text:style-name="T55"><text:line-break/></text:span><text:span text:style-name="T56">Bash</text:span><text:span text:style-name="T57"><text:s/>|<text:s/></text:span><text:span text:style-name="T58">PowerShell</text:span><text:span text:style-name="T59"><text:s/>|<text:s/></text:span><text:span text:style-name="T60">SQL<text:s/></text:span><text:span text:style-name="T61"><text:line-break/></text:span><text:span text:style-name="T62">Python<text:s/></text:span><text:span text:style-name="T63">| Rust |<text:s/></text:span><text:span text:style-name="T64">Linux | Git</text:span><text:span text:style-name="T65"><text:line-break/></text:span><text:span text:style-name="T66">AWS</text:span><text:span text:style-name="T67"><text:s/>|<text:s/></text:span><text:span text:style-name="T68">Azure |<text:s/></text:span><text:span text:style-name="T69">Terraform</text:span><text:span text:style-name="T70"><text:s/></text:span><text:span text:style-name="T71"><text:line-break/></text:span><text:span text:style-name="T72">Automation | Pen Testing</text:span></text:p>
            <text:p text:style-name="P73"/>
            <text:p text:style-name="P74">certificates</text:p>
            <text:h text:style-name="P75" text:outline-level="3">ISTQB Certified Tester Foundation</text:h>
            <text:p text:style-name="P76"><text:span text:style-name="T77">Australia &amp; NZ Testing Board 2020</text:span><text:span text:style-name="T78"><text:line-break/></text:span><text:span text:style-name="T79">Certificate Number: CTFL8781194</text:span></text:p>
            <text:p text:style-name="P80"/>
            <text:p text:style-name="P81">References</text:p>
            <text:h text:style-name="Heading3" text:outline-level="3"><text:span text:style-name="T82">Paul Fox – Euclideon Ltd</text:span><text:span text:style-name="T83"><text:line-break/></text:span><text:span text:style-name="T84">Director of<text:s/></text:span><text:span text:style-name="T85">Product Development</text:span><text:span text:style-name="T86"><text:line-break/></text:span><text:a xlink:href="mailto:pfox@euclideon.com" office:target-frame-name="_top" xlink:show="replace"><text:span text:style-name="T87">pfox@euclideon.com</text:span></text:a><text:span text:style-name="T88"><text:line-break/></text:span><text:span text:style-name="T89"><text:line-break/></text:span><text:span text:style-name="T90">Carl Francis – Euclideon Ltd</text:span><text:span text:style-name="T91"><text:line-break/></text:span><text:span text:style-name="T92">Quality Assurance Manager</text:span><text:span text:style-name="T93"><text:line-break/></text:span><text:a xlink:href="mailto:cfrancis@euclideon.com" office:target-frame-name="_top" xlink:show="replace"><text:span text:style-name="T94">cfranc</text:span><text:span text:style-name="T95">is@euclideon.com</text:span></text:a><text:span text:style-name="T96"><text:line-break/></text:span><text:span text:style-name="T97"><text:line-break/></text:span><text:span text:style-name="T98">David Apelt – Euclideon Ltd</text:span><text:span text:style-name="T99"><text:line-break/></text:span><text:span text:style-name="T100">Chief</text:span><text:span text:style-name="T101"><text:s/>Technology Officer</text:span><text:span text:style-name="T102"><text:line-break/></text:span><text:a xlink:href="mailto:dave@sigmasolutions.com.au" office:target-frame-name="_top" xlink:show="replace"><text:span text:style-name="T103">dave@sigmasolutions.com.au</text:span></text:a><text:span text:style-name="T104"><text:line-break/></text:span><text:span text:style-name="T105"><text:line-break/></text:span><text:span text:style-name="T106">Kristian Wares – Euclideon Ltd</text:span><text:span text:style-name="T107"><text:line-break/></text:span><text:span text:style-name="T108">Director of Sales</text:span><text:span text:style-name="T109"><text:line-break/></text:span><text:a xlink:href="mailto:kwares@euclideon.com" office:target-frame-name="_top" xlink:show="replace"><text:span text:style-name="T110">kwares@euclideon.com</text:span></text:a><text:span text:style-name="T111"><text:line-break/></text:span><text:span text:style-name="T112"><text:line-break/></text:span><text:span text:style-name="T113">Wayne Carston</text:span><text:span text:style-name="T114"><text:s/>– Euclideon Ltd</text:span><text:span text:style-name="T115"><text:line-break/></text:span><text:span text:style-name="T116">Sales Engineer</text:span><text:span text:style-name="T117"><text:line-break/></text:span><text:span text:style-name="T118">wcarston@euclideon.com</text:span></text:h>
          </table:table-cell>
          <table:covered-table-cell/>
          <table:covered-table-cell>
            <text:p text:style-name="Normal"/>
          </table:covered-table-cell>
        </table:table-row>
        <table:table-row table:style-name="TableRow119">
          <table:covered-table-cell>
            <text:p text:style-name="Normal"/>
          </table:covered-table-cell>
          <table:covered-table-cell/>
          <table:table-cell table:style-name="TableCell120" table:number-rows-spanned="2">
            <text:h text:style-name="P121" text:outline-level="1">Experience</text:h>
            <text:h text:style-name="P122" text:outline-level="3">Euclideon Ltd</text:h>
            <text:h text:style-name="P123" text:outline-level="5">Site Reliability Engineer / August 2021 – Current</text:h>
            <text:p text:style-name="P124">Ensuring the reliability of Euclideon’s software products through SRE best practices and<text:s/>implementation of industry standard tools.<text:s/><text:line-break/><text:line-break/>• Define and measure reliability goals such as service level indicators (SLIs), service level objectives (SLOs), and error budgets.<text:line-break/>• Create and utilize observability tools, including telemetry, to take in a holistic view of system health, and advocate for observability practices within development teams.<text:line-break/>• Design, test, and run an incident management process, including the preparation of playbooks, to assist in diagnosing and resolving technical issues.<text:line-break/>• Ensure<text:s/>the presence of an alert system that prioritizes potentially critical information without unnecessary spam.<text:line-break/>• Perform blameless retrospectives after incidents to encourage a post-mortem culture that learns from failure.<text:line-break/>• Work collaboratively across all stages of the software development lifecycle (SDLC) to ensure smooth and reliable release management.<text:line-break/>• Identify and help implement coding practices with a “testing-first” mindset to improve reliability.<text:line-break/>• Design, implement, and utilize automation to avoid<text:s/>and eliminate toil in a scalable manner that can be adopted across systems.<text:line-break/>• Collaborate with developers at the design level to ensure that capacity planning is factored into all new products and features.<text:line-break/>• Review and optimize development processes in a<text:s/>manner that reduces complexity and increases reliability.<text:line-break/>• Identify and report on areas for improvement with respect to operational concern.<text:line-break/>• Implement SRE best practices through documentation and communication of knowledge.</text:p>
            <text:h text:style-name="P125" text:outline-level="5"/>
            <text:h text:style-name="P126" text:outline-level="5"><text:span text:style-name="T127">Quality Assurance Tester</text:span><text:span text:style-name="T128"><text:s/>/<text:s/></text:span><text:span text:style-name="T129">A</text:span><text:span text:style-name="T130">ugust</text:span><text:span text:style-name="T131"><text:s/></text:span><text:span text:style-name="T132">2020<text:s/></text:span><text:span text:style-name="T133">–<text:s/></text:span><text:span text:style-name="T134">August 2021</text:span></text:h>
            <text:h text:style-name="P135" text:outline-level="5"><text:span text:style-name="T136">Responsible for finding and reporting bugs in Euclideon’s software products and ensuring released software meets user’s requirements.<text:s/></text:span><text:span text:style-name="T137"><text:line-break/></text:span><text:span text:style-name="T138"><text:line-break/></text:span><text:span text:style-name="T139">• Assist in defining processes for the test plan and several phases of testing cycle.</text:span><text:span text:style-name="T140"><text:line-break/></text:span><text:span text:style-name="T141">•<text:s/></text:span><text:span text:style-name="T142">Planning and scheduling several milestones and tests like alpha beta testing.</text:span><text:span text:style-name="T143"><text:line-break/></text:span><text:span text:style-name="T144">• Testing the latest build daily, in line with Test Cases.</text:span><text:span text:style-name="T145"><text:line-break/></text:span><text:span text:style-name="T146">• Assist in the creation/updating of Release Test Cases.</text:span><text:span text:style-name="T147"><text:line-break/></text:span><text:span text:style-name="T148">• Work closely on the deadlines of the project.</text:span><text:span text:style-name="T149"><text:line-break/></text:span><text:span text:style-name="T150">• Work collabo</text:span><text:span text:style-name="T151">ratively with the Development Team and assist with any requested testing.</text:span><text:span text:style-name="T152"><text:line-break/></text:span><text:span text:style-name="T153">• Log all issues clearly and concisely in the issue tracking software.</text:span><text:span text:style-name="T154"><text:line-break/></text:span><text:span text:style-name="T155">• Ensure all testing is completed in line with release requirements.</text:span><text:span text:style-name="T156"><text:line-break/></text:span><text:span text:style-name="T157">• Assist with the creation/updating of rel</text:span><text:span text:style-name="T158">evant release documentation.</text:span><text:span text:style-name="T159"><text:line-break/></text:span><text:span text:style-name="T160">• Review test strategies and ensure all the various kinds of testing, such as functional, performance, stress, acceptance etc. are being covered.</text:span></text:h>
          </table:table-cell>
        </table:table-row>
        <table:table-row table:style-name="TableRow161">
          <table:covered-table-cell>
            <text:p text:style-name="Normal"/>
          </table:covered-table-cell>
          <table:covered-table-cell/>
          <table:covered-table-cell>
            <text:p text:style-name="Normal"/>
          </table:covered-table-cell>
        </table:table-row>
      </table:table>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erif" svg:font-family="FreeSerif"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style:text-properties style:font-name-asian="Calibri" style:font-name-complex="DejaVu Sans" fo:text-transform="uppercase" fo:color="#4A66AC" fo:letter-spacing="0.0277in"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bottom="0in"/>
      <style:text-properties style:font-name-asian="Calibri" style:font-name-complex="DejaVu Sans" fo:color="#4A66AC"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bottom="0.0277in"/>
      <style:text-properties style:font-name-asian="Calibri" style:font-name-complex="DejaVu Sans" fo:color="#5AA2AE" fo:font-size="13pt" style:font-size-asian="13pt"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bottom="0in"/>
      <style:text-properties style:font-name-asian="Calibri" style:font-name-complex="DejaVu Sans"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style:text-properties style:font-name-asian="Calibri" style:font-name-complex="DejaVu Sans" fo:font-style="italic" style:font-style-asian="italic" fo:color="#374C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style:text-properties style:font-name="Tw Cen MT" style:font-name-asian="Tw Cen MT" style:font-name-complex="Tw Cen MT" fo:color="#262626" style:font-size-complex="9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Bitstream Vera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style:tab-stops>
          <style:tab-stop style:type="center" style:position="3.25in"/>
          <style:tab-stop style:type="right" style:position="6.5in"/>
        </style:tab-stops>
      </style:paragraph-properties>
      <style:text-properties fo:hyphenate="false"/>
    </style:style>
    <style:style style:name="Logo" style:display-name="Logo" style:family="paragraph" style:parent-style-name="Standard">
      <style:paragraph-properties fo:margin-bottom="0in"/>
      <style:text-properties fo:font-weight="bold" style:font-weight-asian="bold" fo:text-transform="uppercase" fo:color="#FFFFFF" fo:font-size="54pt" style:font-size-asian="54pt" fo:hyphenate="false"/>
    </style:style>
    <style:style style:name="Title" style:display-name="Title" style:family="paragraph" style:parent-style-name="Standard" style:next-style-name="Standard">
      <style:paragraph-properties fo:margin-top="0.25in" fo:margin-bottom="0.0833in" fo:line-height="80%"/>
      <style:text-properties style:font-name="Calibri Light" style:font-name-asian="Calibri" style:font-name-complex="DejaVu Sans" fo:color="#7F8FA9" style:letter-kerning="true" fo:font-size="22pt" style:font-size-asian="22pt" style:font-size-complex="28pt" fo:hyphenate="false"/>
    </style:style>
    <style:style style:name="Subtitle" style:display-name="Subtitle" style:family="paragraph" style:parent-style-name="Standard" style:next-style-name="Standard">
      <style:paragraph-properties fo:margin-bottom="0in"/>
      <style:text-properties style:font-name="Calibri Light" style:font-name-asian="Calibri" style:font-name-complex="Calibri Light" fo:color="#7F8FA9" fo:font-size="22pt" style:font-size-asian="22pt" style:font-size-complex="11pt" fo:hyphenate="false"/>
    </style:style>
    <style:style style:name="Jobtitle" style:display-name="Job title" style:family="paragraph" style:parent-style-name="Standard">
      <style:paragraph-properties fo:margin-bottom="0in"/>
      <style:text-properties fo:color="#FFFFFF" fo:letter-spacing="0.0833in" fo:font-size="10.5pt" style:font-size-asian="10.5pt" fo:hyphenate="false"/>
    </style:style>
    <style:style style:name="Introduction" style:display-name="Introduction" style:family="paragraph" style:parent-style-name="Standard">
      <style:paragraph-properties fo:margin-right="0.2in"/>
      <style:text-properties fo:font-style="italic" style:font-style-asian="italic" fo:color="#15282C" fo:font-size="14pt" style:font-size-asian="14pt" fo:hyphenate="false"/>
    </style:style>
    <style:style style:name="Contact" style:display-name="Contact" style:family="paragraph" style:parent-style-name="Standard">
      <style:paragraph-properties fo:margin-top="0.0277in" fo:margin-bottom="0.0277in"/>
      <style:text-properties style:font-name="Calibri Light" style:font-name-asian="Calibri Light" style:font-name-complex="Calibri Light" fo:hyphenate="false"/>
    </style:style>
    <style:style style:name="Skill" style:display-name="Skill" style:family="paragraph" style:parent-style-name="Standard">
      <style:paragraph-properties fo:text-align="center" fo:margin-bottom="0in"/>
      <style:text-properties style:letter-kerning="true" fo:hyphenate="false"/>
    </style:style>
    <style:style style:name="Skillscore" style:display-name="Skill score" style:family="paragraph" style:parent-style-name="Standard">
      <style:paragraph-properties fo:text-align="center"/>
      <style:text-properties style:font-name="Calibri Light" style:font-name-asian="Calibri Light" style:font-name-complex="Calibri Light" fo:color="#7F8FA9" style:letter-kerning="true" fo:hyphenate="false"/>
    </style:style>
    <style:style style:name="ListBullet" style:display-name="List Bullet" style:family="paragraph" style:parent-style-name="Standard" style:list-style-name="WWNum2">
      <style:paragraph-properties style:contextual-spacing="true"/>
      <style:text-properties fo:hyphenate="false"/>
    </style:style>
    <style:style style:name="JobDescription" style:display-name="Job Description" style:family="paragraph" style:parent-style-name="Standard">
      <style:paragraph-properties fo:margin-bottom="0in"/>
      <style:text-properties fo:hyphenate="false"/>
    </style:style>
    <style:style style:name="NoSpacing" style:display-name="No Spacing" style:family="paragraph">
      <style:paragraph-properties fo:widows="2" fo:orphans="2"/>
      <style:text-properties fo:color="#242852" fo:font-size="10pt" style:font-size-asian="10pt" style:font-size-complex="10pt" fo:hyphenate="false"/>
    </style:style>
    <style:style style:name="BodyText2" style:display-name="Body Text 2" style:family="paragraph" style:parent-style-name="Standard">
      <style:paragraph-properties fo:margin-bottom="0in"/>
      <style:text-properties style:font-name="Arial" style:font-name-asian="Times New Roman" style:font-name-complex="Arial" fo:font-weight="bold" style:font-weight-asian="bold" style:font-weight-complex="bold" style:use-window-font-color="true" fo:font-size="10pt" style:font-size-asian="10pt" style:font-size-complex="10pt" fo:language="en" fo:country="AU" fo:hyphenate="false"/>
    </style:style>
    <style:style style:name="Addressee" style:display-name="Addressee" style:family="paragraph" style:parent-style-name="Standard">
      <style:paragraph-properties text:number-lines="false" fo:margin-bottom="0.0416in"/>
      <style:text-properties fo:hyphenate="false"/>
    </style:style>
    <style:style style:name="Drawing" style:display-name="Drawing" style:family="paragraph" style:parent-style-name="Caption">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ing1Char" style:display-name="Heading 1 Char" style:family="text" style:parent-style-name="DefaultParagraphFont">
      <style:text-properties style:font-name="Tw Cen MT" style:font-name-asian="Calibri" style:font-name-complex="DejaVu Sans" fo:text-transform="uppercase" fo:color="#4A66AC" fo:letter-spacing="0.0277in" fo:font-size="16pt" style:font-size-asian="16pt" style:font-size-complex="16pt"/>
    </style:style>
    <style:style style:name="Heading2Char" style:display-name="Heading 2 Char" style:family="text" style:parent-style-name="DefaultParagraphFont">
      <style:text-properties style:font-name="Tw Cen MT" style:font-name-asian="Calibri" style:font-name-complex="DejaVu Sans" fo:color="#4A66AC" fo:font-size="13pt" style:font-size-asian="13pt" style:font-size-complex="13pt"/>
    </style:style>
    <style:style style:name="Heading3Char" style:display-name="Heading 3 Char" style:family="text" style:parent-style-name="DefaultParagraphFont">
      <style:text-properties style:font-name="Tw Cen MT" style:font-name-asian="Calibri" style:font-name-complex="DejaVu Sans" fo:color="#5AA2AE" fo:font-size="13pt" style:font-size-asian="13pt" style:font-size-complex="12pt"/>
    </style:style>
    <style:style style:name="Heading4Char" style:display-name="Heading 4 Char" style:family="text" style:parent-style-name="DefaultParagraphFont">
      <style:text-properties style:font-name-asian="Calibri" style:font-name-complex="DejaVu Sans" fo:font-style="italic" style:font-style-asian="italic" style:font-style-complex="italic" fo:color="#262626" fo:font-size="9pt" style:font-size-asian="9pt" style:font-size-complex="9pt"/>
    </style:style>
    <style:style style:name="Heading5Char" style:display-name="Heading 5 Char" style:family="text" style:parent-style-name="DefaultParagraphFont">
      <style:text-properties style:font-name-asian="Calibri" style:font-name-complex="DejaVu Sans" fo:font-style="italic" style:font-style-asian="italic" fo:color="#374C80" fo:font-size="9pt" style:font-size-asian="9pt" style:font-size-complex="9pt"/>
    </style:style>
    <style:style style:name="HeaderChar" style:display-name="Header Char" style:family="text" style:parent-style-name="DefaultParagraphFont">
      <style:text-properties fo:color="#262626" fo:font-size="9pt" style:font-size-asian="9pt" style:font-size-complex="9pt"/>
    </style:style>
    <style:style style:name="FooterChar" style:display-name="Footer Char" style:family="text" style:parent-style-name="DefaultParagraphFont">
      <style:text-properties fo:color="#262626" fo:font-size="9pt" style:font-size-asian="9pt" style:font-size-complex="9pt"/>
    </style:style>
    <style:style style:name="TitleChar" style:display-name="Title Char" style:family="text" style:parent-style-name="DefaultParagraphFont">
      <style:text-properties style:font-name="Calibri Light" style:font-name-asian="Calibri" style:font-name-complex="DejaVu Sans" fo:color="#7F8FA9" style:letter-kerning="true" fo:font-size="22pt" style:font-size-asian="22pt" style:font-size-complex="28pt"/>
    </style:style>
    <style:style style:name="LogoChar" style:display-name="Logo Char" style:family="text" style:parent-style-name="DefaultParagraphFont">
      <style:text-properties fo:font-weight="bold" style:font-weight-asian="bold" fo:text-transform="uppercase" fo:color="#FFFFFF" fo:font-size="54pt" style:font-size-asian="54pt" style:font-size-complex="9pt"/>
    </style:style>
    <style:style style:name="SubtitleChar" style:display-name="Subtitle Char" style:family="text" style:parent-style-name="DefaultParagraphFont">
      <style:text-properties style:font-name="Calibri Light" style:font-name-asian="Calibri" style:font-name-complex="Calibri Light" fo:color="#7F8FA9" fo:font-size="22pt" style:font-size-asian="22pt"/>
    </style:style>
    <style:style style:name="JobtitleChar" style:display-name="Job title Char" style:family="text" style:parent-style-name="DefaultParagraphFont">
      <style:text-properties fo:color="#FFFFFF" fo:letter-spacing="0.0833in" fo:font-size="10.5pt" style:font-size-asian="10.5pt" style:font-size-complex="9pt"/>
    </style:style>
    <style:style style:name="IntroductionChar" style:display-name="Introduction Char" style:family="text" style:parent-style-name="DefaultParagraphFont">
      <style:text-properties fo:font-style="italic" style:font-style-asian="italic" fo:color="#15282C" fo:font-size="14pt" style:font-size-asian="14pt" style:font-size-complex="9pt"/>
    </style:style>
    <style:style style:name="ContactChar" style:display-name="Contact Char" style:family="text" style:parent-style-name="DefaultParagraphFont">
      <style:text-properties style:font-name="Calibri Light" style:font-name-asian="Calibri Light" style:font-name-complex="Calibri Light" fo:color="#262626" style:font-size-complex="9pt"/>
    </style:style>
    <style:style style:name="SkillChar" style:display-name="Skill Char" style:family="text" style:parent-style-name="DefaultParagraphFont">
      <style:text-properties fo:color="#262626" style:letter-kerning="true" fo:font-size="9pt" style:font-size-asian="9pt" style:font-size-complex="9pt"/>
    </style:style>
    <style:style style:name="SkillscoreChar" style:display-name="Skill score Char" style:family="text" style:parent-style-name="DefaultParagraphFont">
      <style:text-properties style:font-name="Calibri Light" style:font-name-asian="Calibri Light" style:font-name-complex="Calibri Light" fo:color="#7F8FA9" style:letter-kerning="true" fo:font-size="9pt" style:font-size-asian="9pt" style:font-size-complex="9pt"/>
    </style:style>
    <style:style style:name="JobDescriptionChar" style:display-name="Job Description Char" style:family="text" style:parent-style-name="DefaultParagraphFont">
      <style:text-properties fo:color="#262626" fo:font-size="9pt" style:font-size-asian="9pt" style:font-size-complex="9pt"/>
    </style:style>
    <style:style style:name="BodyText2Char" style:display-name="Body Text 2 Char" style:family="text" style:parent-style-name="DefaultParagraphFont">
      <style:text-properties style:font-name="Arial" style:font-name-asian="Times New Roman" style:font-name-complex="Arial" fo:font-weight="bold" style:font-weight-asian="bold" style:font-weight-complex="bold" fo:font-size="10pt" style:font-size-asian="10pt" style:font-size-complex="10pt" fo:language="en" fo:country="AU"/>
    </style:style>
    <style:style style:name="Internetlink" style:display-name="Internet link" style:family="text" style:parent-style-name="DefaultParagraphFont">
      <style:text-properties fo:color="#9454C3"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ckground-details" style:display-name="background-details"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asian="Noto Sans Symbols" style:font-name-complex="Noto Sans Symbols"/>
    </style:style>
    <style:style style:name="ListLabel11" style:display-name="ListLabel 11" style:family="text">
      <style:text-properties style:font-name-asian="Courier New" style:font-name-complex="Courier New"/>
    </style:style>
    <style:style style:name="ListLabel12" style:display-name="ListLabel 12" style:family="text">
      <style:text-properties style:font-name-asian="Noto Sans Symbols" style:font-name-complex="Noto Sans Symbols"/>
    </style:style>
    <style:style style:name="ListLabel13" style:display-name="ListLabel 13" style:family="text">
      <style:text-properties style:font-name-asian="Noto Sans Symbols" style:font-name-complex="Noto Sans Symbols"/>
    </style:style>
    <style:style style:name="ListLabel14" style:display-name="ListLabel 14" style:family="text">
      <style:text-properties style:font-name-asian="Courier New" style:font-name-complex="Courier New"/>
    </style:style>
    <style:style style:name="ListLabel15" style:display-name="ListLabel 15" style:family="text">
      <style:text-properties style:font-name-asian="Noto Sans Symbols" style:font-name-complex="Noto Sans Symbols"/>
    </style:style>
    <style:style style:name="ListLabel16" style:display-name="ListLabel 16" style:family="text">
      <style:text-properties style:font-name-asian="Courier New" style:font-name-complex="Courier New"/>
    </style:style>
    <style:style style:name="ListLabel17" style:display-name="ListLabel 17" style:family="text">
      <style:text-properties style:font-name-asian="Noto Sans Symbols" style:font-name-complex="Noto Sans Symbols"/>
    </style:style>
    <style:style style:name="ListLabel18" style:display-name="ListLabel 18" style:family="text">
      <style:text-properties style:font-name-asian="Noto Sans Symbols" style:font-name-complex="Noto Sans Symbols"/>
    </style:style>
    <style:style style:name="ListLabel19" style:display-name="ListLabel 19" style:family="text">
      <style:text-properties style:font-name-asian="Courier New" style:font-name-complex="Courier New"/>
    </style:style>
    <style:style style:name="ListLabel20" style:display-name="ListLabel 20" style:family="text">
      <style:text-properties style:font-name-asian="Noto Sans Symbols" style:font-name-complex="Noto Sans Symbols"/>
    </style:style>
    <style:style style:name="ListLabel21" style:display-name="ListLabel 21" style:family="text">
      <style:text-properties style:font-name-asian="Noto Sans Symbols" style:font-name-complex="Noto Sans Symbols"/>
    </style:style>
    <style:style style:name="ListLabel22" style:display-name="ListLabel 22" style:family="text">
      <style:text-properties style:font-name-asian="Courier New" style:font-name-complex="Courier New"/>
    </style:style>
    <style:style style:name="ListLabel23" style:display-name="ListLabel 23" style:family="text">
      <style:text-properties style:font-name-asian="Noto Sans Symbols" style:font-name-complex="Noto Sans Symbols"/>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BullettedList" style:display-name="Bulletted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BullettedList1" style:display-name="BullettedList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1" style:display-name="WWNum1">
      <text:list-level-style-bullet text:level="1" text:style-name="WW_CharLFO4LVL1" text:bullet-char="">
        <style:list-level-properties text:space-before="0.3in" text:min-label-width="0.3in" text:list-level-position-and-space-mode="label-alignment">
          <style:list-level-label-alignment text:label-followed-by="listtab" fo:margin-left="0.6in" fo:text-indent="-0.3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2" style:display-name="WWNum2">
      <text:list-level-style-bullet text:level="1" text:style-name="WW_CharLFO5LVL1" text:bullet-char="">
        <style:list-level-properties text:space-before="0.3in" text:min-label-width="0.3in" text:list-level-position-and-space-mode="label-alignment">
          <style:list-level-label-alignment text:label-followed-by="listtab" fo:margin-left="0.6in" fo:text-indent="-0.3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asian="Noto Sans Symbols" style:font-name-complex="Noto Sans Symbols"/>
    </style:style>
    <style:style style:name="WW_CharLFO6LVL2" style:family="text">
      <style:text-properties style:font-name="Courier New" style:font-name-asian="Courier New" style:font-name-complex="Courier New"/>
    </style:style>
    <style:style style:name="WW_CharLFO6LVL3" style:family="text">
      <style:text-properties style:font-name-asian="Noto Sans Symbols" style:font-name-complex="Noto Sans Symbols"/>
    </style:style>
    <style:style style:name="WW_CharLFO6LVL4" style:family="text">
      <style:text-properties style:font-name-asian="Noto Sans Symbols" style:font-name-complex="Noto Sans Symbols"/>
    </style:style>
    <style:style style:name="WW_CharLFO6LVL5" style:family="text">
      <style:text-properties style:font-name="Courier New" style:font-name-asian="Courier New" style:font-name-complex="Courier New"/>
    </style:style>
    <style:style style:name="WW_CharLFO6LVL6" style:family="text">
      <style:text-properties style:font-name-asian="Noto Sans Symbols" style:font-name-complex="Noto Sans Symbols"/>
    </style:style>
    <style:style style:name="WW_CharLFO6LVL7" style:family="text">
      <style:text-properties style:font-name-asian="Noto Sans Symbols" style:font-name-complex="Noto Sans Symbols"/>
    </style:style>
    <style:style style:name="WW_CharLFO6LVL8" style:family="text">
      <style:text-properties style:font-name="Courier New" style:font-name-asian="Courier New" style:font-name-complex="Courier New"/>
    </style:style>
    <style:style style:name="WW_CharLFO6LVL9" style:family="text">
      <style:text-properties style:font-name-asian="Noto Sans Symbols" style:font-name-complex="Noto Sans Symbols"/>
    </style:style>
    <text:list-style style:name="WWNum3" style:display-name="WWNum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7LVL1" style:family="text">
      <style:text-properties style:font-name="Symbol"/>
    </style:style>
    <style:style style:name="WW_CharLFO7LVL2" style:family="text">
      <style:text-properties style:font-name="Courier New" style:font-name-asian="Courier New" style:font-name-complex="Courier New"/>
    </style:style>
    <style:style style:name="WW_CharLFO7LVL3" style:family="text">
      <style:text-properties style:font-name-asian="Noto Sans Symbols" style:font-name-complex="Noto Sans Symbols"/>
    </style:style>
    <style:style style:name="WW_CharLFO7LVL4" style:family="text">
      <style:text-properties style:font-name-asian="Noto Sans Symbols" style:font-name-complex="Noto Sans Symbols"/>
    </style:style>
    <style:style style:name="WW_CharLFO7LVL5" style:family="text">
      <style:text-properties style:font-name="Courier New" style:font-name-asian="Courier New" style:font-name-complex="Courier New"/>
    </style:style>
    <style:style style:name="WW_CharLFO7LVL6" style:family="text">
      <style:text-properties style:font-name-asian="Noto Sans Symbols" style:font-name-complex="Noto Sans Symbols"/>
    </style:style>
    <style:style style:name="WW_CharLFO7LVL7" style:family="text">
      <style:text-properties style:font-name-asian="Noto Sans Symbols" style:font-name-complex="Noto Sans Symbols"/>
    </style:style>
    <style:style style:name="WW_CharLFO7LVL8" style:family="text">
      <style:text-properties style:font-name="Courier New" style:font-name-asian="Courier New" style:font-name-complex="Courier New"/>
    </style:style>
    <style:style style:name="WW_CharLFO7LVL9" style:family="text">
      <style:text-properties style:font-name-asian="Noto Sans Symbols" style:font-name-complex="Noto Sans Symbols"/>
    </style:style>
    <text:list-style style:name="WWNum4" style:display-name="WWNum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5" style:display-name="WWNum5">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52in" fo:margin-left="0.252in" fo:margin-bottom="0in" fo:margin-right="0.25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dam Pavey</meta:initial-creator>
    <dc:creator>Adam Pavey</dc:creator>
    <meta:creation-date>2021-01-21T09:28:00Z</meta:creation-date>
    <dc:date>2022-05-30T04:31:00Z</dc:date>
    <meta:print-date>2020-08-05T06:33:00Z</meta:print-date>
    <meta:template xlink:href="Normal.dotm" xlink:type="simple"/>
    <meta:editing-cycles>30</meta:editing-cycles>
    <meta:editing-duration>PT5580S</meta:editing-duration>
    <meta:user-defined meta:name="AppVersion">16.0000</meta:user-defined>
    <meta:document-statistic meta:page-count="2" meta:paragraph-count="17" meta:word-count="1341" meta:character-count="8971" meta:row-count="63" meta:non-whitespace-character-count="7647"/>
  </office:meta>
</office:document-meta>
</file>